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de">
      <style:paragraph-properties fo:line-height="100%"/>
      <style:text-properties style:font-name="Consolas"/>
    </style:style>
    <style:style style:name="P2" style:family="paragraph" style:parent-style-name="Frame_20_contents">
      <style:text-properties style:font-name="Consolas"/>
    </style:style>
    <style:style style:name="P3" style:family="paragraph" style:parent-style-name="Frame_20_contents">
      <style:text-properties style:font-name="Consolas" fo:font-size="12pt" officeooo:paragraph-rsid="00159ace" style:font-size-asian="12pt" style:font-size-complex="12pt"/>
    </style:style>
    <style:style style:name="P4" style:family="paragraph" style:parent-style-name="Heading_20_1">
      <style:text-properties officeooo:rsid="000ef2f8" officeooo:paragraph-rsid="000ef2f8"/>
    </style:style>
    <style:style style:name="P5" style:family="paragraph" style:parent-style-name="Heading_20_1">
      <style:text-properties officeooo:paragraph-rsid="000ef2f8"/>
    </style:style>
    <style:style style:name="P6" style:family="paragraph" style:parent-style-name="Heading_20_1">
      <style:text-properties officeooo:rsid="000ffa54" officeooo:paragraph-rsid="000ffa54"/>
    </style:style>
    <style:style style:name="P7" style:family="paragraph" style:parent-style-name="Heading_20_1">
      <style:text-properties officeooo:rsid="00136a59" officeooo:paragraph-rsid="00136a59"/>
    </style:style>
    <style:style style:name="P8" style:family="paragraph" style:parent-style-name="Heading_20_1">
      <style:text-properties officeooo:rsid="00159ace" officeooo:paragraph-rsid="00159ace"/>
    </style:style>
    <style:style style:name="P9" style:family="paragraph" style:parent-style-name="Heading_20_1">
      <style:text-properties officeooo:paragraph-rsid="00159ace"/>
    </style:style>
    <style:style style:name="P10" style:family="paragraph" style:parent-style-name="Heading_20_1">
      <style:text-properties officeooo:rsid="0015ff5a" officeooo:paragraph-rsid="0015ff5a"/>
    </style:style>
    <style:style style:name="P11" style:family="paragraph" style:parent-style-name="Heading_20_1">
      <style:text-properties style:font-name="Times New Roman" fo:font-size="18.2000007629395pt" fo:font-weight="bold" officeooo:rsid="0017db25" officeooo:paragraph-rsid="0017db25" style:font-name-asian="Microsoft YaHei" style:font-size-asian="18.2000007629395pt" style:font-weight-asian="bold" style:font-name-complex="Arial" style:font-size-complex="18.2000007629395pt" style:font-weight-complex="bold"/>
    </style:style>
    <style:style style:name="P12" style:family="paragraph" style:parent-style-name="Standard">
      <style:paragraph-properties fo:line-height="200%"/>
      <style:text-properties officeooo:rsid="000ef2f8" officeooo:paragraph-rsid="000ef2f8"/>
    </style:style>
    <style:style style:name="P13" style:family="paragraph" style:parent-style-name="Text_20_body" style:list-style-name="L1">
      <style:text-properties officeooo:rsid="000ef2f8" officeooo:paragraph-rsid="000ef2f8"/>
    </style:style>
    <style:style style:name="P14" style:family="paragraph" style:parent-style-name="Text_20_body">
      <style:text-properties officeooo:paragraph-rsid="000ef2f8"/>
    </style:style>
    <style:style style:name="P15" style:family="paragraph" style:parent-style-name="Text_20_body">
      <style:text-properties officeooo:paragraph-rsid="000ffa54"/>
    </style:style>
    <style:style style:name="P16" style:family="paragraph" style:parent-style-name="Text_20_body" style:list-style-name="L2">
      <style:text-properties officeooo:paragraph-rsid="000ffa54"/>
    </style:style>
    <style:style style:name="P17" style:family="paragraph" style:parent-style-name="Text_20_body" style:list-style-name="L2">
      <style:text-properties officeooo:rsid="0011c522" officeooo:paragraph-rsid="0011c522"/>
    </style:style>
    <style:style style:name="P18" style:family="paragraph" style:parent-style-name="Text_20_body" style:list-style-name="L2">
      <style:text-properties officeooo:rsid="00136a59" officeooo:paragraph-rsid="00136a59"/>
    </style:style>
    <style:style style:name="P19" style:family="paragraph" style:parent-style-name="Text_20_body" style:list-style-name="L3">
      <style:text-properties officeooo:rsid="00136a59" officeooo:paragraph-rsid="00136a59"/>
    </style:style>
    <style:style style:name="P20" style:family="paragraph" style:parent-style-name="Text_20_body" style:list-style-name="L3">
      <style:text-properties officeooo:rsid="0014fa7b" officeooo:paragraph-rsid="0014fa7b"/>
    </style:style>
    <style:style style:name="P21" style:family="paragraph" style:parent-style-name="Text_20_body">
      <style:text-properties officeooo:rsid="00159ace" officeooo:paragraph-rsid="00159ace"/>
    </style:style>
    <style:style style:name="P22" style:family="paragraph" style:parent-style-name="Text_20_body">
      <style:text-properties officeooo:paragraph-rsid="00159ace"/>
    </style:style>
    <style:style style:name="P23" style:family="paragraph" style:parent-style-name="Text_20_body">
      <style:text-properties officeooo:rsid="0015ff5a" officeooo:paragraph-rsid="0015ff5a"/>
    </style:style>
    <style:style style:name="P24" style:family="paragraph" style:parent-style-name="Text_20_body" style:list-style-name="L5">
      <style:text-properties officeooo:rsid="0015ff5a" officeooo:paragraph-rsid="0015ff5a"/>
    </style:style>
    <style:style style:name="P25" style:family="paragraph" style:parent-style-name="Text_20_body">
      <style:text-properties officeooo:paragraph-rsid="0017db25"/>
    </style:style>
    <style:style style:name="P26" style:family="paragraph" style:parent-style-name="Title">
      <style:paragraph-properties fo:line-height="200%"/>
      <style:text-properties officeooo:rsid="000ef2f8" officeooo:paragraph-rsid="000ef2f8"/>
    </style:style>
    <style:style style:name="T1" style:family="text">
      <style:text-properties officeooo:rsid="000ef2f8"/>
    </style:style>
    <style:style style:name="T2" style:family="text">
      <style:text-properties officeooo:rsid="000ffa54"/>
    </style:style>
    <style:style style:name="T3" style:family="text">
      <style:text-properties officeooo:rsid="0011c522"/>
    </style:style>
    <style:style style:name="T4" style:family="text">
      <style:text-properties officeooo:rsid="00136a59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style:font-name-asian="NSimSun" style:font-name-complex="Arial"/>
    </style:style>
    <style:style style:name="T7" style:family="text">
      <style:text-properties style:font-name="Times New Roman" fo:font-size="18.2000007629395pt" fo:font-weight="bold" officeooo:rsid="0017db25" style:font-name-asian="Microsoft YaHei" style:font-size-asian="18.2000007629395pt" style:font-weight-asian="bold" style:font-name-complex="Arial" style:font-size-complex="18.2000007629395pt" style:font-weight-complex="bold"/>
    </style:style>
    <style:style style:name="T8" style:family="text">
      <style:text-properties style:text-position="super 58%" style:font-name="Times New Roman" style:font-name-asian="NSimSun" style:font-name-complex="Arial"/>
    </style:style>
    <style:style style:name="T9" style:family="text">
      <style:text-properties style:text-position="0% 100%" style:font-name="Times New Roman" style:font-name-asian="NSimSun" style:font-name-complex="Arial"/>
    </style:style>
    <style:style style:name="T10" style:family="text">
      <style:text-properties style:text-position="0% 100%" style:font-name="Times New Roman" style:font-name-asian="Times New Roman" style:font-name-complex="Times New Roman"/>
    </style:style>
    <style:style style:name="T11" style:family="text">
      <style:text-properties officeooo:rsid="00159ace"/>
    </style:style>
    <style:style style:name="T12" style:family="text">
      <style:text-properties style:font-name="Consolas"/>
    </style:style>
    <style:style style:name="T13" style:family="text">
      <style:text-properties style:font-name="Times New Roman1"/>
    </style:style>
    <style:style style:name="T14" style:family="text">
      <style:text-properties officeooo:rsid="00198118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odrigo Becerril Ferreyra</text:p>
      <text:p text:style-name="P12">Student ID 017584071</text:p>
      <text:p text:style-name="P12">CECS 440 Section 02</text:p>
      <text:p text:style-name="P12">05 October 2021</text:p>
      <text:p text:style-name="P26">Midterm 1</text:p>
      <text:h text:style-name="P5" text:outline-level="1"><text:span text:style-name="T1">Question 1</text:span></text:h>
      <text:list xml:id="list2418515876" text:style-name="L1">
        <text:list-item>
          <text:p text:style-name="P13">The formula for total time taken is (instructions/program) * CPI * (seconds/clock cycle). Applying the hardware optimization would change the time by (1-0.10) * (1-0.10) * 1.14 = 0.9234.</text:p>
        </text:list-item>
        <text:list-item>
          <text:p text:style-name="P13">The new program is 1/0.9234 = 1.08 times faster than the old program. This hardware optimization is definitely worth applying.</text:p>
        </text:list-item>
      </text:list>
      <text:h text:style-name="P4" text:outline-level="1">Question 2</text:h>
      <text:p text:style-name="P14"><draw:frame draw:style-name="fr1" draw:name="Frame1" text:anchor-type="as-char" svg:width="6.5in" style:rel-width="100%" draw:z-index="0"><draw:text-box fo:min-height="0.2in"><text:p text:style-name="P1">bne $s0, $s1, ELSE</text:p><text:p text:style-name="P1">add $s2, $s0, $zero</text:p><text:p text:style-name="P1">j EXIT</text:p><text:p text:style-name="P1">ELSE:</text:p><text:p text:style-name="P1"><text:s text:c="4"/>sub $s2, $s0, $s1</text:p><text:p text:style-name="P1">EXIT:</text:p></draw:text-box></draw:frame></text:p>
      <text:h text:style-name="P6" text:outline-level="1"><text:soft-page-break/>Question 3</text:h>
      <text:p text:style-name="P15"><text:tab/><text:span text:style-name="T2">Free question.</text:span></text:p>
      <text:h text:style-name="P6" text:outline-level="1">Question 4</text:h>
      <text:list xml:id="list3807051634" text:style-name="L2">
        <text:list-item>
          <text:p text:style-name="P16"><text:span text:style-name="T3">Register addressing</text:span><text:span text:style-name="T2"> lets you choose from the registers. </text:span><text:span text:style-name="T3">Since the register fields are five bits wide, they can go from 0 to 31, which covers all 32 registers.</text:span></text:p>
        </text:list-item>
        <text:list-item>
          <text:p text:style-name="P17">This is an example of immediate addressing. The immediate field <text:span text:style-name="T4">is </text:span>16 bits <text:span text:style-name="T4">wide</text:span>, but it is signed, so one can go from -32768 to 32767.</text:p>
        </text:list-item>
        <text:list-item>
          <text:p text:style-name="P17">This uses PC-relative addressing. The address field is 16 bits wide; this means that MIPS can add anything from -32768 to 32767 (or about <text:span text:style-name="T4">32768/4 = </text:span>8 KiB of instructions in either direction) to the PC.</text:p>
        </text:list-item>
        <text:list-item>
          <text:p text:style-name="P17">This is pseudodirect addressing. <text:span text:style-name="T4">The address field is 26 bits wide, so the range is 0 to 67 108 863. The address field is multiplied by 4 then concatenated to the PC.</text:span></text:p>
        </text:list-item>
        <text:list-item>
          <text:p text:style-name="P18">Load and store instructions use base addressing. The address field is 16 bits wide, so it can go <text:span text:style-name="T3">from -32768 to 32767.</text:span></text:p>
        </text:list-item>
      </text:list>
      <text:h text:style-name="P7" text:outline-level="1">Question 5</text:h>
      <text:list xml:id="list2312407163" text:style-name="L3">
        <text:list-item>
          <text:p text:style-name="P19">The number of wafers in this case is 280 (assuming 100% yield).</text:p>
        </text:list-item>
        <text:list-item>
          <text:p text:style-name="P20">Assuming the area of the wafer is a = 70<text:span text:style-name="T5"> </text:span><text:span text:style-name="T6">686</text:span><text:span text:style-name="T5"> </text:span><text:span text:style-name="T6">mm</text:span><text:span text:style-name="T8">2</text:span><text:span text:style-name="T9"> (area of a circle) and the total area of the dies is y = 280 * 20.7</text:span><text:span text:style-name="T10"> </text:span><text:span text:style-name="T9">mm * 10.5</text:span><text:span text:style-name="T10"> </text:span><text:span text:style-name="T9">mm = 60</text:span><text:span text:style-name="T10"> </text:span><text:span text:style-name="T9">858</text:span><text:span text:style-name="T10"> </text:span><text:span text:style-name="T9">mm</text:span><text:span text:style-name="T8">2</text:span><text:span text:style-name="T9">, the area of the die that is wasted is (a – y)/a = 13.9%</text:span></text:p>
        </text:list-item>
      </text:list>
      <text:h text:style-name="P8" text:outline-level="1"><text:soft-page-break/>Question 6</text:h>
      <text:p text:style-name="P21"><text:tab/>The following is the complete first line. The <text:span text:style-name="T12">bne</text:span><text:span text:style-name="T13"> instruction jumps to </text:span><text:span text:style-name="T12">0x00450014</text:span><text:span text:style-name="T13"> which is the </text:span><text:span text:style-name="T12">nop</text:span><text:span text:style-name="T13"> instruction.</text:span></text:p>
      <text:p text:style-name="P22"><draw:frame draw:style-name="fr1" draw:name="Frame2" text:anchor-type="as-char" svg:width="6.5in" style:rel-width="100%" draw:z-index="1"><draw:text-box fo:min-height="0.2in"><text:p text:style-name="P3"><text:span text:style-name="T11">0x0044FFFC <text:s text:c="3"/>bne <text:s text:c="3"/>0x</text:span>00450000 </text:p></draw:text-box></draw:frame></text:p>
      <text:h text:style-name="P9" text:outline-level="1"><text:span text:style-name="T11">Question 7</text:span></text:h>
      <text:p text:style-name="P23">(a)</text:p>
      <text:p text:style-name="P22"><draw:frame draw:style-name="fr1" draw:name="Frame3" text:anchor-type="as-char" svg:width="6.5in" style:rel-width="100%" draw:z-index="2"><draw:text-box fo:min-height="0.2in"><text:p text:style-name="P2">lw $t0, 12($s7) <text:s text:c="2"/># get B[3]</text:p><text:p text:style-name="P2">sll $t0, $t0, 4 <text:s text:c="2"/># allign address</text:p><text:p text:style-name="P2">add $t0, $t0, $s6 # get address of A[t0]</text:p><text:p text:style-name="P2">lw $t0, 0($t0) <text:s text:c="3"/># get A[t0]</text:p><text:p text:style-name="P2">sub $s0, $s1, $t0 # f = g - A[t0]</text:p></draw:text-box></draw:frame></text:p>
      <text:p text:style-name="P23">(b)</text:p>
      <text:p text:style-name="P23"><draw:frame draw:style-name="fr1" draw:name="Frame4" text:anchor-type="as-char" svg:width="6.5in" style:rel-width="100%" draw:z-index="3"><draw:text-box fo:min-height="0.2in"><text:p text:style-name="P2">f = A[2];</text:p></draw:text-box></draw:frame></text:p>
      <text:p text:style-name="P23">(c)</text:p>
      <text:p text:style-name="P23"><draw:frame draw:style-name="fr1" draw:name="Frame5" text:anchor-type="as-char" svg:width="6.5in" style:rel-width="100%" draw:z-index="4"><draw:text-box fo:min-height="0.2in"><text:p text:style-name="P2">lui $t7, 0xFF00</text:p><text:p text:style-name="P2">ori $t7, $t7, 0x1234</text:p></draw:text-box></draw:frame></text:p>
      <text:h text:style-name="P10" text:outline-level="1">Problem 8</text:h>
      <text:list xml:id="list2428268618" text:style-name="L5">
        <text:list-item>
          <text:p text:style-name="P24">The value is 36 (decimal).</text:p>
        </text:list-item>
        <text:list-item>
          <text:p text:style-name="P24"><text:soft-page-break/>This question has a typo: I assumed that <text:span text:style-name="T12">$1</text:span> means <text:span text:style-name="T12">$s1</text:span> (because <text:span text:style-name="T12">$1</text:span> is actually <text:span text:style-name="T12">$at</text:span>, which is reserved for the assembler). With that in mind, the value is 28 (decimal).</text:p>
        </text:list-item>
        <text:list-item>
          <text:p text:style-name="P24">The value is 40 (decimal).</text:p>
        </text:list-item>
      </text:list>
      <text:h text:style-name="P11" text:outline-level="1">Problem 9</text:h>
      <text:p text:style-name="P25"><text:span text:style-name="T7"><draw:frame draw:style-name="fr1" draw:name="Frame6" text:anchor-type="as-char" svg:width="6.5in" style:rel-width="100%" draw:z-index="5"><draw:text-box fo:min-height="0.2in"><text:p text:style-name="P2">add $sp, $sp, -8 # make space</text:p><text:p text:style-name="P2">sw $ra, <text:span text:style-name="T14">4</text:span>($sp) <text:s text:c="2"/># save $ra</text:p><text:p text:style-name="P2">sw $s0, <text:span text:style-name="T14">0</text:span>($sp) <text:s text:c="2"/># save $s0</text:p></draw:text-box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Times New Roman" svg:font-family="'Times New Roman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200%" style:page-number="auto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line-height="200%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Code" style:family="paragraph" style:parent-style-name="Frame_20_contents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1:02:45.054000000</meta:creation-date>
    <dc:date>2021-10-05T12:11:35.755000000</dc:date>
    <meta:editing-duration>PT7M4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4" meta:paragraph-count="55" meta:word-count="450" meta:character-count="2305" meta:non-whitespace-character-count="1891"/>
  </office:meta>
</office:document-meta>
</file>